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c13f6" officeooo:paragraph-rsid="001c13f6" style:font-weight-asian="bold" style:font-weight-complex="bold"/>
    </style:style>
    <style:style style:name="P2" style:family="paragraph" style:parent-style-name="Standard">
      <style:paragraph-properties fo:text-align="center" style:justify-single-word="false"/>
      <style:text-properties fo:font-weight="bold" officeooo:rsid="001c13f6" officeooo:paragraph-rsid="019412d2" style:font-weight-asian="bold" style:font-weight-complex="bold"/>
    </style:style>
    <style:style style:name="P3" style:family="paragraph" style:parent-style-name="Standard">
      <style:paragraph-properties fo:text-align="start" style:justify-single-word="false"/>
      <style:text-properties fo:font-weight="normal" officeooo:rsid="001c13f6" officeooo:paragraph-rsid="001c13f6" style:font-weight-asian="normal" style:font-weight-complex="normal"/>
    </style:style>
    <style:style style:name="P4" style:family="paragraph" style:parent-style-name="Standard">
      <style:paragraph-properties fo:text-align="start" style:justify-single-word="false"/>
      <style:text-properties fo:font-weight="normal" officeooo:rsid="001e558d" officeooo:paragraph-rsid="001e558d" style:font-weight-asian="normal" style:font-weight-complex="normal"/>
    </style:style>
    <style:style style:name="P5" style:family="paragraph" style:parent-style-name="Standard">
      <style:paragraph-properties fo:text-align="start" style:justify-single-word="false"/>
      <style:text-properties fo:font-weight="normal" officeooo:rsid="001e558d" officeooo:paragraph-rsid="019e391a" style:font-weight-asian="normal" style:font-weight-complex="normal"/>
    </style:style>
    <style:style style:name="P6" style:family="paragraph" style:parent-style-name="Standard">
      <style:paragraph-properties fo:text-align="start" style:justify-single-word="false"/>
      <style:text-properties fo:font-weight="normal" officeooo:rsid="001e558d" officeooo:paragraph-rsid="01a0431f" style:font-weight-asian="normal" style:font-weight-complex="normal"/>
    </style:style>
    <style:style style:name="P7" style:family="paragraph" style:parent-style-name="Standard">
      <style:paragraph-properties fo:text-align="start" style:justify-single-word="false"/>
      <style:text-properties fo:font-weight="normal" officeooo:rsid="001e558d" officeooo:paragraph-rsid="01a40f19" style:font-weight-asian="normal" style:font-weight-complex="normal"/>
    </style:style>
    <style:style style:name="P8" style:family="paragraph" style:parent-style-name="Standard">
      <style:paragraph-properties fo:text-align="start" style:justify-single-word="false"/>
      <style:text-properties fo:font-weight="normal" officeooo:rsid="001e558d" officeooo:paragraph-rsid="01aafd7d" style:font-weight-asian="normal" style:font-weight-complex="normal"/>
    </style:style>
    <style:style style:name="P9" style:family="paragraph" style:parent-style-name="Standard">
      <style:paragraph-properties fo:text-align="start" style:justify-single-word="false"/>
      <style:text-properties fo:font-weight="normal" officeooo:rsid="001e558d" officeooo:paragraph-rsid="01b2631d" style:font-weight-asian="normal" style:font-weight-complex="normal"/>
    </style:style>
    <style:style style:name="P10" style:family="paragraph" style:parent-style-name="Standard">
      <style:paragraph-properties fo:text-align="start" style:justify-single-word="false"/>
      <style:text-properties fo:font-weight="normal" officeooo:rsid="01a2f1c2" officeooo:paragraph-rsid="01a2f1c2" style:font-weight-asian="normal" style:font-weight-complex="normal"/>
    </style:style>
    <style:style style:name="P11" style:family="paragraph" style:parent-style-name="Standard">
      <style:paragraph-properties fo:text-align="start" style:justify-single-word="false"/>
      <style:text-properties fo:font-weight="normal" officeooo:rsid="01a40f19" officeooo:paragraph-rsid="01a40f19" style:font-weight-asian="normal" style:font-weight-complex="normal"/>
    </style:style>
    <style:style style:name="P12" style:family="paragraph" style:parent-style-name="Standard">
      <style:paragraph-properties fo:text-align="start" style:justify-single-word="false"/>
      <style:text-properties fo:font-weight="normal" officeooo:rsid="01a5df89" officeooo:paragraph-rsid="01a5df89" style:font-weight-asian="normal" style:font-weight-complex="normal"/>
    </style:style>
    <style:style style:name="P13" style:family="paragraph" style:parent-style-name="Standard">
      <style:paragraph-properties fo:text-align="start" style:justify-single-word="false"/>
      <style:text-properties fo:font-weight="normal" officeooo:rsid="01a6c81d" officeooo:paragraph-rsid="01a6c81d" style:font-weight-asian="normal" style:font-weight-complex="normal"/>
    </style:style>
    <style:style style:name="P14" style:family="paragraph" style:parent-style-name="Standard">
      <style:paragraph-properties fo:text-align="start" style:justify-single-word="false"/>
      <style:text-properties fo:font-weight="normal" officeooo:rsid="01a8e415" officeooo:paragraph-rsid="01a8e415" style:font-weight-asian="normal" style:font-weight-complex="normal"/>
    </style:style>
    <style:style style:name="P15" style:family="paragraph" style:parent-style-name="Standard">
      <style:paragraph-properties fo:text-align="start" style:justify-single-word="false"/>
      <style:text-properties fo:font-weight="normal" officeooo:rsid="01a8e415" officeooo:paragraph-rsid="01aafd7d" style:font-weight-asian="normal" style:font-weight-complex="normal"/>
    </style:style>
    <style:style style:name="P16" style:family="paragraph" style:parent-style-name="Standard">
      <style:paragraph-properties fo:text-align="start" style:justify-single-word="false"/>
      <style:text-properties fo:font-weight="normal" officeooo:rsid="01ae0107" officeooo:paragraph-rsid="01ae0107"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129ae54" officeooo:paragraph-rsid="001c13f6"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1a6c81d" officeooo:paragraph-rsid="01a6c81d"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1ac7fe4" officeooo:paragraph-rsid="01ac7fe4"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19e596f" officeooo:paragraph-rsid="01a0431f"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1a40f19" officeooo:paragraph-rsid="01a40f19"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1a5df89" officeooo:paragraph-rsid="01a5df89"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1ac7fe4" officeooo:paragraph-rsid="01ac7fe4"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1a8e415" officeooo:paragraph-rsid="01a8e415"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1b0d71a" officeooo:paragraph-rsid="01a0431f"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1a6c81d" officeooo:paragraph-rsid="01a6c81d"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1bd4b74" officeooo:paragraph-rsid="01bd4b74" style:font-weight-asian="normal" style:font-weight-complex="normal"/>
    </style:style>
    <style:style style:name="T1" style:family="text">
      <style:text-properties style:text-position="super 58%"/>
    </style:style>
    <style:style style:name="T2" style:family="text">
      <style:text-properties style:text-position="super 58%" style:text-underline-style="none"/>
    </style:style>
    <style:style style:name="T3" style:family="text">
      <style:text-properties style:text-position="super 58%" style:text-underline-style="none" officeooo:rsid="01a2f1c2"/>
    </style:style>
    <style:style style:name="T4" style:family="text">
      <style:text-properties style:text-position="super 58%" style:text-underline-style="none" officeooo:rsid="01a6c81d"/>
    </style:style>
    <style:style style:name="T5" style:family="text">
      <style:text-properties style:text-underline-style="none"/>
    </style:style>
    <style:style style:name="T6" style:family="text">
      <style:text-properties style:text-underline-style="none" officeooo:rsid="0129ae54"/>
    </style:style>
    <style:style style:name="T7" style:family="text">
      <style:text-properties style:text-underline-style="none" officeooo:rsid="012b382f"/>
    </style:style>
    <style:style style:name="T8" style:family="text">
      <style:text-properties style:text-underline-style="none" officeooo:rsid="0134b83c"/>
    </style:style>
    <style:style style:name="T9" style:family="text">
      <style:text-properties style:text-underline-style="none" officeooo:rsid="019412d2"/>
    </style:style>
    <style:style style:name="T10" style:family="text">
      <style:text-properties style:text-underline-style="none" officeooo:rsid="0194bc56"/>
    </style:style>
    <style:style style:name="T11" style:family="text">
      <style:text-properties style:text-underline-style="none" officeooo:rsid="0195d9f1"/>
    </style:style>
    <style:style style:name="T12" style:family="text">
      <style:text-properties style:text-underline-style="none" officeooo:rsid="01977c13"/>
    </style:style>
    <style:style style:name="T13" style:family="text">
      <style:text-properties style:text-underline-style="none" officeooo:rsid="019a9fff"/>
    </style:style>
    <style:style style:name="T14" style:family="text">
      <style:text-properties style:text-underline-style="none" officeooo:rsid="019e391a"/>
    </style:style>
    <style:style style:name="T15" style:family="text">
      <style:text-properties style:text-underline-style="none" officeooo:rsid="019e596f"/>
    </style:style>
    <style:style style:name="T16" style:family="text">
      <style:text-properties style:text-underline-style="none" officeooo:rsid="01a0431f"/>
    </style:style>
    <style:style style:name="T17" style:family="text">
      <style:text-properties style:text-underline-style="none" officeooo:rsid="01a0e99c"/>
    </style:style>
    <style:style style:name="T18" style:family="text">
      <style:text-properties style:text-underline-style="none" officeooo:rsid="01a18d8e"/>
    </style:style>
    <style:style style:name="T19" style:family="text">
      <style:text-properties style:text-underline-style="none" officeooo:rsid="01a2ca33"/>
    </style:style>
    <style:style style:name="T20" style:family="text">
      <style:text-properties style:text-underline-style="none" officeooo:rsid="01a2f1c2"/>
    </style:style>
    <style:style style:name="T21" style:family="text">
      <style:text-properties style:text-underline-style="none" officeooo:rsid="01a40f19"/>
    </style:style>
    <style:style style:name="T22" style:family="text">
      <style:text-properties style:text-underline-style="none" officeooo:rsid="01a5df89"/>
    </style:style>
    <style:style style:name="T23" style:family="text">
      <style:text-properties style:text-underline-style="none" officeooo:rsid="01a6c81d"/>
    </style:style>
    <style:style style:name="T24" style:family="text">
      <style:text-properties style:text-underline-style="none" officeooo:rsid="01a8e415"/>
    </style:style>
    <style:style style:name="T25" style:family="text">
      <style:text-properties style:text-underline-style="none" officeooo:rsid="01aa45f9"/>
    </style:style>
    <style:style style:name="T26" style:family="text">
      <style:text-properties style:text-underline-style="none" officeooo:rsid="01aaef10"/>
    </style:style>
    <style:style style:name="T27" style:family="text">
      <style:text-properties style:text-underline-style="none" officeooo:rsid="01aafd7d"/>
    </style:style>
    <style:style style:name="T28" style:family="text">
      <style:text-properties style:text-underline-style="none" officeooo:rsid="01ab9559"/>
    </style:style>
    <style:style style:name="T29" style:family="text">
      <style:text-properties style:text-underline-style="none" officeooo:rsid="01ae0107"/>
    </style:style>
    <style:style style:name="T30" style:family="text">
      <style:text-properties style:text-underline-style="none" officeooo:rsid="01af70dd"/>
    </style:style>
    <style:style style:name="T31" style:family="text">
      <style:text-properties style:text-underline-style="none" officeooo:rsid="01b0b01e"/>
    </style:style>
    <style:style style:name="T32" style:family="text">
      <style:text-properties style:text-underline-style="none" officeooo:rsid="01b0d71a"/>
    </style:style>
    <style:style style:name="T33" style:family="text">
      <style:text-properties style:text-underline-style="none" officeooo:rsid="01b0e60a"/>
    </style:style>
    <style:style style:name="T34" style:family="text">
      <style:text-properties style:text-underline-style="none" officeooo:rsid="01b2631d"/>
    </style:style>
    <style:style style:name="T35" style:family="text">
      <style:text-properties officeooo:rsid="0129ae54"/>
    </style:style>
    <style:style style:name="T36" style:family="text">
      <style:text-properties style:text-underline-style="solid" style:text-underline-width="auto" style:text-underline-color="font-color" officeooo:rsid="019412d2"/>
    </style:style>
    <style:style style:name="T37" style:family="text">
      <style:text-properties style:text-underline-style="solid" style:text-underline-width="auto" style:text-underline-color="font-color" officeooo:rsid="0195d9f1"/>
    </style:style>
    <style:style style:name="T38" style:family="text">
      <style:text-properties officeooo:rsid="012b382f"/>
    </style:style>
    <style:style style:name="T39" style:family="text">
      <style:text-properties officeooo:rsid="019412d2"/>
    </style:style>
    <style:style style:name="T40" style:family="text">
      <style:text-properties officeooo:rsid="0195d9f1"/>
    </style:style>
    <style:style style:name="T41" style:family="text">
      <style:text-properties officeooo:rsid="01977c13"/>
    </style:style>
    <style:style style:name="T42" style:family="text">
      <style:text-properties officeooo:rsid="01bbb9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9">Le Pont Mirabeau</text:span>»</text:p>
      <text:p text:style-name="P1"/>
      <text:p text:style-name="P3"><text:tab/><text:span text:style-name="T39">Le poème</text:span><text:span text:style-name="T35"> dont je vais vous faire la présentation aujourd’hui, « </text:span><text:span text:style-name="T39">Le pont Mirabeau »</text:span><text:span text:style-name="T35">, </text:span><text:span text:style-name="T39">figure dans le recueil </text:span><text:span text:style-name="T36">Alcools</text:span><text:span text:style-name="T9">, publié et écrit par Guillaume Apollinaire.</text:span><text:span text:style-name="T6"> </text:span><text:span text:style-name="T9">Cette complainte a été placée entre deux poème</text:span><text:span text:style-name="T10">s</text:span><text:span text:style-name="T9"> urbains « Zone » et « La chanson du mal aimé ». « Le pont Mirabeau » est tourné vers le passé après l’évocation du présent et de l’avenir dans « Zone ».</text:span></text:p>
      <text:p text:style-name="P17"/>
      <text:p text:style-name="P3"/>
      <text:p text:style-name="P4">Je vais procéder à la lecture du poème.</text:p>
      <text:p text:style-name="P4"/>
      <text:p text:style-name="P4"/>
      <text:p text:style-name="P5"><text:tab/><text:span text:style-name="T38">C’est </text:span><text:span text:style-name="T40">en 1913</text:span><text:span text:style-name="T38"> que </text:span><text:span text:style-name="T11">Guillaume Apollinaire </text:span><text:span text:style-name="T12">fait </text:span><text:span text:style-name="T40">paraî</text:span><text:span text:style-name="T41">tre </text:span><text:span text:style-name="T37">Alcools</text:span><text:span text:style-name="T7">, </text:span><text:span text:style-name="T12">alors qu’il a 33 ans. C’est son recueil poétique le plus célèbre</text:span><text:span text:style-name="T11">.</text:span><text:span text:style-name="T8"> </text:span><text:span text:style-name="T13">« Le pont Mirabeau paraît lui 1 an plus tôt dans la revue des « Soirées de Paris » alors que ses amours avec Marie Laurensin s’achèvent. </text:span><text:span text:style-name="T14">Les innovation poétiques de GA telles que l’absence de ponctuation ou la variation métrique ressortent de ce poème. (10, 4, 6, 10 ; 7, 7) En effet, il affirme que ce sont la sonorité, la musique et le rythme propre des vers qui constituent la véritable ponctuation. De plus, cette variété dans l’utilisation des vers exprime le foisonnement et la diversité.</text:span></text:p>
      <text:p text:style-name="P6"><text:span text:style-name="T14"><text:tab/></text:span><text:span text:style-name="T19">Nous analyserons c</text:span><text:span text:style-name="T15">omment GA exprime, à travers le registre élégiaque, </text:span><text:span text:style-name="T16">la</text:span><text:span text:style-name="T15"> m</text:span><text:span text:style-name="T16">élancolie amoureuse s’élevant ensuite à une réflexion plus universelle </text:span><text:span text:style-name="T17">guidée</text:span><text:span text:style-name="T16"> </text:span><text:span text:style-name="T17">par une </text:span><text:span text:style-name="T15">analogie de la fugacité du temps.</text:span></text:p>
      <text:p text:style-name="P10"><text:span text:style-name="T15"><text:tab/>P</text:span><text:span text:style-name="T5">lan :</text:span></text:p>
      <text:p text:style-name="P6"><text:span text:style-name="T20">1 : nostalgie crée par le souvenir d’un amour passé heureux </text:span><text:span text:style-name="T27">(1ere strophe)</text:span></text:p>
      <text:p text:style-name="P8"><text:span text:style-name="T20">2 : évocation d’un présent morne </text:span><text:span text:style-name="T27">(2eme strophe)</text:span></text:p>
      <text:p text:style-name="P8"><text:span text:style-name="T20">3 : souffrance marquée par la pesanteur du temps </text:span><text:span text:style-name="T27">( 3eme strophe)</text:span></text:p>
      <text:p text:style-name="P8"><text:span text:style-name="T20">4 : ccl qui condense les significations </text:span><text:span text:style-name="T27">( 4eme strophe)</text:span></text:p>
      <text:p text:style-name="P20"/>
      <text:p text:style-name="P20"/>
      <text:p text:style-name="P7"><text:span text:style-name="T15"><text:tab/></text:span><text:span text:style-name="T20">1</text:span><text:span text:style-name="T3">er</text:span><text:span text:style-name="T20"> mvt :</text:span></text:p>
      <text:p text:style-name="P21">Dialogue strophes refrain</text:p>
      <text:p text:style-name="P16"><text:span text:style-name="T21">D’</text:span><text:span text:style-name="T5">emblée, le v1 nous dévoile un contraste entre le flux de l’eau et l’idée de stabilité crée par l’image du pont</text:span></text:p>
      <text:p text:style-name="P21">sentiment de bonheur passé domine <text:span text:style-name="T42">(verbe « souvenir » et imparfait ancrent ses pensées dans le passé)</text:span></text:p>
      <text:p text:style-name="P11"><text:span text:style-name="T5">signification refrain : </text:span><text:span text:style-name="T22">temps destructeur passe, mon amour reste éternel</text:span></text:p>
      <text:p text:style-name="P12"><text:span text:style-name="T5">vient apporter une dimension + sombre et + mélancolique </text:span><text:span text:style-name="T30">(nuit, etc.)</text:span></text:p>
      <text:p text:style-name="P22">le refrain est un écho qui fait miroiter les sens de la couplet et va donc changer de sens au cours du poème</text:p>
      <text:p text:style-name="P12"><text:span text:style-name="T5">ce poème est </text:span><text:span text:style-name="T24">donc</text:span><text:span text:style-name="T5"> une complainte, chanson amoureuse triste, </text:span><text:span text:style-name="T30">relevant du registre élégiaque</text:span></text:p>
      <text:p text:style-name="P19">chaque strophe est encadrée de 2 décasyllabes qui ajoute une tonalité lyrique (vers lyrique du moyen age par excellence)</text:p>
      <text:p text:style-name="P22"/>
      <text:p text:style-name="P12"><text:span text:style-name="T5"><text:tab/></text:span><text:span text:style-name="T23">2</text:span><text:span text:style-name="T4">e</text:span><text:span text:style-name="T23"> mvt :</text:span></text:p>
      <text:p text:style-name="P18">« l’onde si lasse » l’eau est si lasse de voir des amants se séparer. En ce vers le poète ne croit pas en l’amour éternel : les liens humains ne sont pas éternels.</text:p>
      <text:p text:style-name="P18">« <text:span text:style-name="T42">pont de nos bras » → correspondance sentiments/paysage</text:span></text:p>
      <text:p text:style-name="P18">Refrain (reflétant les sentiments amoureux du poète telle la Seine) de + en + sombre : l’amour s’éteint</text:p>
      <text:p text:style-name="P18">dominante rimes féminines → rime musicale par excellence → renforce l’idée de complainte</text:p>
      <text:p text:style-name="P19">Transition : le défilement de l’eau nous amène vers la 3<text:span text:style-name="T1">e</text:span> strophe</text:p>
      <text:p text:style-name="P18"/>
      <text:p text:style-name="P18"><text:tab/>3<text:span text:style-name="T1">e</text:span> mvt</text:p>
      <text:p text:style-name="P13"><text:soft-page-break/><text:span text:style-name="T5">« L’amour s’en va comme cette eau courante »</text:span><text:span text:style-name="T15"> </text:span><text:span text:style-name="T5">dans cette comparaison, l’eau symbolise de flux temporel destructeur qui met dans l’instabilité les sentiments</text:span></text:p>
      <text:p text:style-name="P24">ton de la confidence triste, désespérée</text:p>
      <text:p text:style-name="P27">souligné par la paronomase « vie est lente/violente »</text:p>
      <text:p text:style-name="P24">la contemplation de l’eau conduit l’âme à une rêverie mélancolique où la présence de la femme et de la mort sont étroitement associées</text:p>
      <text:p text:style-name="P24">le fleuve entraine GA vers le regret de son amour perdu, cette rêverie est d’autan + sombre car il s’agit d’une eau mêlée de nuit car le poème décrit surtout non pas un décor précis mais bien une atmosphère crépusculaire.</text:p>
      <text:p text:style-name="P24">Refrain évoque de plus en plus la nuit</text:p>
      <text:p text:style-name="P24">GA est seul face à lui et à la mort</text:p>
      <text:p text:style-name="P24">encore une fois, le refrain prend une couleur différente mais avec les mêmes mots</text:p>
      <text:p text:style-name="P24"/>
      <text:p text:style-name="P14"><text:span text:style-name="T5"><text:tab/>4</text:span><text:span text:style-name="T2">e</text:span><text:span text:style-name="T5"> mvt</text:span></text:p>
      <text:p text:style-name="P24">double négation → renforce la négativité</text:p>
      <text:p text:style-name="P15"><text:span text:style-name="T5">« </text:span><text:span text:style-name="T25">Sous le pont Mirabeau coule la Seine » → structure cyclique se referme : n’évoque plus la déploration de l’amour comme au v1 mais ajoute u</text:span><text:span text:style-name="T26">ne réflexion universelle sur la condition humaine et le temps qui passe (fugacité du temps) </text:span><text:span text:style-name="T29">renforce contraste flux eau/stabilité</text:span></text:p>
      <text:p text:style-name="P15"><text:span text:style-name="T27">dernier refrain → je porte mon témoignage d’avoir aimé, il demeure l’essentiel d’être un homme qui a aimé</text:span><text:span text:style-name="T25"> </text:span></text:p>
      <text:p text:style-name="P20"/>
      <text:p text:style-name="P20"/>
      <text:p text:style-name="P25">CCL :</text:p>
      <text:p text:style-name="P9"><text:span text:style-name="T15"><text:tab/></text:span><text:span text:style-name="T18">La construction de ce poème, </text:span><text:span text:style-name="T31">qui est une complainte, </text:span><text:span text:style-name="T18">se fonde donc sur le contraste entre la stabilité du sentiment amoureux et la f</text:span><text:span text:style-name="T34">uite</text:span><text:span text:style-name="T18"> du temps. </text:span><text:span text:style-name="T31">La progression de l’expression de la mélancolie amoureuse vers cette réflexion universelle sur la condition humaine</text:span><text:span text:style-name="T28"> </text:span><text:span text:style-name="T32">se met en place grâce aux </text:span><text:span text:style-name="T28">refrain</text:span><text:span text:style-name="T32">s</text:span><text:span text:style-name="T28"> étant l’écho de</text:span><text:span text:style-name="T32">s </text:span><text:span text:style-name="T28">strophe</text:span><text:span text:style-name="T32">s</text:span><text:span text:style-name="T28"> et changeant </text:span><text:span text:style-name="T20">de sens</text:span><text:span text:style-name="T33"> au cours du poème guidé par le flux de l’eau, </text:span><text:span text:style-name="T15">analogie de la fugacité du temp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9T11:16:02.405138133</meta:creation-date>
    <meta:generator>LibreOffice/7.0.4.2$Linux_X86_64 LibreOffice_project/00$Build-2</meta:generator>
    <dc:date>2022-04-30T17:27:39.004236600</dc:date>
    <meta:editing-duration>P1DT16H11M20S</meta:editing-duration>
    <meta:editing-cycles>91</meta:editing-cycles>
    <meta:document-statistic meta:table-count="0" meta:image-count="0" meta:object-count="0" meta:page-count="2" meta:paragraph-count="40" meta:word-count="752" meta:character-count="4287" meta:non-whitespace-character-count="3565"/>
  </office:meta>
</office:document-meta>
</file>